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6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6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;[.$D2];[$HTML.$E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];[$HTML.$B$2];[.$B2];[$HTML.$C$2];[.$O2];[$HTML.$D$2];[.$D2];[$HTML.$E$2])" office:value-type="string" office:string-value="&lt;div class=&quot;container-card&quot; id=&quot;side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1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1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;[.$D3];[$HTML.$E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];[$HTML.$B$2];[.$B3];[$HTML.$C$2];[.$O3];[$HTML.$D$2];[.$D3];[$HTML.$E$2])" office:value-type="string" office:string-value="&lt;div class=&quot;container-card&quot; id=&quot;side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1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1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;[.$D4];[$HTML.$E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];[$HTML.$B$2];[.$B4];[$HTML.$C$2];[.$O4];[$HTML.$D$2];[.$D4];[$HTML.$E$2])" office:value-type="string" office:string-value="&lt;div class=&quot;container-card&quot; id=&quot;side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1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1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;[.$D5];[$HTML.$E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];[$HTML.$B$2];[.$B5];[$HTML.$C$2];[.$O5];[$HTML.$D$2];[.$D5];[$HTML.$E$2])" office:value-type="string" office:string-value="&lt;div class=&quot;container-card&quot; id=&quot;side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1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1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;[.$D6];[$HTML.$E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];[$HTML.$B$2];[.$B6];[$HTML.$C$2];[.$O6];[$HTML.$D$2];[.$D6];[$HTML.$E$2])" office:value-type="string" office:string-value="&lt;div class=&quot;container-card&quot; id=&quot;side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1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1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;[.$D7];[$HTML.$E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];[$HTML.$B$2];[.$B7];[$HTML.$C$2];[.$O7];[$HTML.$D$2];[.$D7];[$HTML.$E$2])" office:value-type="string" office:string-value="&lt;div class=&quot;container-card&quot; id=&quot;side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1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1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;[.$D8];[$HTML.$E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];[$HTML.$B$2];[.$B8];[$HTML.$C$2];[.$O8];[$HTML.$D$2];[.$D8];[$HTML.$E$2])" office:value-type="string" office:string-value="&lt;div class=&quot;container-card&quot; id=&quot;side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1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1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;[.$D9];[$HTML.$E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];[$HTML.$B$2];[.$B9];[$HTML.$C$2];[.$O9];[$HTML.$D$2];[.$D9];[$HTML.$E$2])" office:value-type="string" office:string-value="&lt;div class=&quot;container-card&quot; id=&quot;side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1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1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;[.$D10];[$HTML.$E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];[$HTML.$B$2];[.$B10];[$HTML.$C$2];[.$O10];[$HTML.$D$2];[.$D10];[$HTML.$E$2])" office:value-type="string" office:string-value="&lt;div class=&quot;container-card&quot; id=&quot;side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1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1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;[.$D11];[$HTML.$E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];[$HTML.$B$2];[.$B11];[$HTML.$C$2];[.$O11];[$HTML.$D$2];[.$D11];[$HTML.$E$2])" office:value-type="string" office:string-value="&lt;div class=&quot;container-card&quot; id=&quot;side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1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1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;[.$D12];[$HTML.$E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];[$HTML.$B$2];[.$B12];[$HTML.$C$2];[.$O12];[$HTML.$D$2];[.$D12];[$HTML.$E$2])" office:value-type="string" office:string-value="&lt;div class=&quot;container-card&quot; id=&quot;side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1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1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;[.$D13];[$HTML.$E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];[$HTML.$B$2];[.$B13];[$HTML.$C$2];[.$O13];[$HTML.$D$2];[.$D13];[$HTML.$E$2])" office:value-type="string" office:string-value="&lt;div class=&quot;container-card&quot; id=&quot;side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1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1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;[.$D14];[$HTML.$E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];[$HTML.$B$2];[.$B14];[$HTML.$C$2];[.$O14];[$HTML.$D$2];[.$D14];[$HTML.$E$2])" office:value-type="string" office:string-value="&lt;div class=&quot;container-card&quot; id=&quot;side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1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1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;[.$D15];[$HTML.$E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];[$HTML.$B$2];[.$B15];[$HTML.$C$2];[.$O15];[$HTML.$D$2];[.$D15];[$HTML.$E$2])" office:value-type="string" office:string-value="&lt;div class=&quot;container-card&quot; id=&quot;side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2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2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;[.$D16];[$HTML.$E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];[$HTML.$B$2];[.$B16];[$HTML.$C$2];[.$O16];[$HTML.$D$2];[.$D16];[$HTML.$E$2])" office:value-type="string" office:string-value="&lt;div class=&quot;container-card&quot; id=&quot;side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2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2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;[.$D17];[$HTML.$E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];[$HTML.$B$2];[.$B17];[$HTML.$C$2];[.$O17];[$HTML.$D$2];[.$D17];[$HTML.$E$2])" office:value-type="string" office:string-value="&lt;div class=&quot;container-card&quot; id=&quot;side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2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2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;[.$D18];[$HTML.$E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];[$HTML.$B$2];[.$B18];[$HTML.$C$2];[.$O18];[$HTML.$D$2];[.$D18];[$HTML.$E$2])" office:value-type="string" office:string-value="&lt;div class=&quot;container-card&quot; id=&quot;side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2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2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;[.$D19];[$HTML.$E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];[$HTML.$B$2];[.$B19];[$HTML.$C$2];[.$O19];[$HTML.$D$2];[.$D19];[$HTML.$E$2])" office:value-type="string" office:string-value="&lt;div class=&quot;container-card&quot; id=&quot;side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2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2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;[.$D20];[$HTML.$E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];[$HTML.$B$2];[.$B20];[$HTML.$C$2];[.$O20];[$HTML.$D$2];[.$D20];[$HTML.$E$2])" office:value-type="string" office:string-value="&lt;div class=&quot;container-card&quot; id=&quot;side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2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2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;[.$D21];[$HTML.$E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];[$HTML.$B$2];[.$B21];[$HTML.$C$2];[.$O21];[$HTML.$D$2];[.$D21];[$HTML.$E$2])" office:value-type="string" office:string-value="&lt;div class=&quot;container-card&quot; id=&quot;side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2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2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;[.$D22];[$HTML.$E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];[$HTML.$B$2];[.$B22];[$HTML.$C$2];[.$O22];[$HTML.$D$2];[.$D22];[$HTML.$E$2])" office:value-type="string" office:string-value="&lt;div class=&quot;container-card&quot; id=&quot;side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2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2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;[.$D23];[$HTML.$E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];[$HTML.$B$2];[.$B23];[$HTML.$C$2];[.$O23];[$HTML.$D$2];[.$D23];[$HTML.$E$2])" office:value-type="string" office:string-value="&lt;div class=&quot;container-card&quot; id=&quot;side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2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2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;[.$D24];[$HTML.$E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];[$HTML.$B$2];[.$B24];[$HTML.$C$2];[.$O24];[$HTML.$D$2];[.$D24];[$HTML.$E$2])" office:value-type="string" office:string-value="&lt;div class=&quot;container-card&quot; id=&quot;side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2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2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;[.$D25];[$HTML.$E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];[$HTML.$B$2];[.$B25];[$HTML.$C$2];[.$O25];[$HTML.$D$2];[.$D25];[$HTML.$E$2])" office:value-type="string" office:string-value="&lt;div class=&quot;container-card&quot; id=&quot;side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2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2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;[.$D26];[$HTML.$E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];[$HTML.$B$2];[.$B26];[$HTML.$C$2];[.$O26];[$HTML.$D$2];[.$D26];[$HTML.$E$2])" office:value-type="string" office:string-value="&lt;div class=&quot;container-card&quot; id=&quot;side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2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2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;[.$D27];[$HTML.$E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];[$HTML.$B$2];[.$B27];[$HTML.$C$2];[.$O27];[$HTML.$D$2];[.$D27];[$HTML.$E$2])" office:value-type="string" office:string-value="&lt;div class=&quot;container-card&quot; id=&quot;side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2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2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;[.$D28];[$HTML.$E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];[$HTML.$B$2];[.$B28];[$HTML.$C$2];[.$O28];[$HTML.$D$2];[.$D28];[$HTML.$E$2])" office:value-type="string" office:string-value="&lt;div class=&quot;container-card&quot; id=&quot;side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4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4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;[.$D29];[$HTML.$E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];[$HTML.$B$2];[.$B29];[$HTML.$C$2];[.$O29];[$HTML.$D$2];[.$D29];[$HTML.$E$2])" office:value-type="string" office:string-value="&lt;div class=&quot;container-card&quot; id=&quot;side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4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4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;[.$D30];[$HTML.$E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];[$HTML.$B$2];[.$B30];[$HTML.$C$2];[.$O30];[$HTML.$D$2];[.$D30];[$HTML.$E$2])" office:value-type="string" office:string-value="&lt;div class=&quot;container-card&quot; id=&quot;side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4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4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;[.$D31];[$HTML.$E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1];[$HTML.$B$2];[.$B31];[$HTML.$C$2];[.$O31];[$HTML.$D$2];[.$D31];[$HTML.$E$2])" office:value-type="string" office:string-value="&lt;div class=&quot;container-card&quot; id=&quot;side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4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4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;[.$D32];[$HTML.$E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2];[$HTML.$B$2];[.$B32];[$HTML.$C$2];[.$O32];[$HTML.$D$2];[.$D32];[$HTML.$E$2])" office:value-type="string" office:string-value="&lt;div class=&quot;container-card&quot; id=&quot;side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4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4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;[.$D33];[$HTML.$E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3];[$HTML.$B$2];[.$B33];[$HTML.$C$2];[.$O33];[$HTML.$D$2];[.$D33];[$HTML.$E$2])" office:value-type="string" office:string-value="&lt;div class=&quot;container-card&quot; id=&quot;side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4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4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;[.$D34];[$HTML.$E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4];[$HTML.$B$2];[.$B34];[$HTML.$C$2];[.$O34];[$HTML.$D$2];[.$D34];[$HTML.$E$2])" office:value-type="string" office:string-value="&lt;div class=&quot;container-card&quot; id=&quot;side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4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4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;[.$D35];[$HTML.$E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5];[$HTML.$B$2];[.$B35];[$HTML.$C$2];[.$O35];[$HTML.$D$2];[.$D35];[$HTML.$E$2])" office:value-type="string" office:string-value="&lt;div class=&quot;container-card&quot; id=&quot;side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4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4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;[.$D36];[$HTML.$E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6];[$HTML.$B$2];[.$B36];[$HTML.$C$2];[.$O36];[$HTML.$D$2];[.$D36];[$HTML.$E$2])" office:value-type="string" office:string-value="&lt;div class=&quot;container-card&quot; id=&quot;side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4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4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;[.$D37];[$HTML.$E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7];[$HTML.$B$2];[.$B37];[$HTML.$C$2];[.$O37];[$HTML.$D$2];[.$D37];[$HTML.$E$2])" office:value-type="string" office:string-value="&lt;div class=&quot;container-card&quot; id=&quot;side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4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4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;[.$D38];[$HTML.$E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8];[$HTML.$B$2];[.$B38];[$HTML.$C$2];[.$O38];[$HTML.$D$2];[.$D38];[$HTML.$E$2])" office:value-type="string" office:string-value="&lt;div class=&quot;container-card&quot; id=&quot;side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4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4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;[.$D39];[$HTML.$E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9];[$HTML.$B$2];[.$B39];[$HTML.$C$2];[.$O39];[$HTML.$D$2];[.$D39];[$HTML.$E$2])" office:value-type="string" office:string-value="&lt;div class=&quot;container-card&quot; id=&quot;side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4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4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;[.$D40];[$HTML.$E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0];[$HTML.$B$2];[.$B40];[$HTML.$C$2];[.$O40];[$HTML.$D$2];[.$D40];[$HTML.$E$2])" office:value-type="string" office:string-value="&lt;div class=&quot;container-card&quot; id=&quot;side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4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4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;[.$D41];[$HTML.$E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1];[$HTML.$B$2];[.$B41];[$HTML.$C$2];[.$O41];[$HTML.$D$2];[.$D41];[$HTML.$E$2])" office:value-type="string" office:string-value="&lt;div class=&quot;container-card&quot; id=&quot;side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1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1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;[.$D42];[$HTML.$E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2];[$HTML.$B$2];[.$B42];[$HTML.$C$2];[.$O42];[$HTML.$D$2];[.$D42];[$HTML.$E$2])" office:value-type="string" office:string-value="&lt;div class=&quot;container-card&quot; id=&quot;side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1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1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;[.$D43];[$HTML.$E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3];[$HTML.$B$2];[.$B43];[$HTML.$C$2];[.$O43];[$HTML.$D$2];[.$D43];[$HTML.$E$2])" office:value-type="string" office:string-value="&lt;div class=&quot;container-card&quot; id=&quot;side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2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2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;[.$D44];[$HTML.$E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4];[$HTML.$B$2];[.$B44];[$HTML.$C$2];[.$O44];[$HTML.$D$2];[.$D44];[$HTML.$E$2])" office:value-type="string" office:string-value="&lt;div class=&quot;container-card&quot; id=&quot;side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2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2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;[.$D45];[$HTML.$E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5];[$HTML.$B$2];[.$B45];[$HTML.$C$2];[.$O45];[$HTML.$D$2];[.$D45];[$HTML.$E$2])" office:value-type="string" office:string-value="&lt;div class=&quot;container-card&quot; id=&quot;side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4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4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;[.$D46];[$HTML.$E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6];[$HTML.$B$2];[.$B46];[$HTML.$C$2];[.$O46];[$HTML.$D$2];[.$D46];[$HTML.$E$2])" office:value-type="string" office:string-value="&lt;div class=&quot;container-card&quot; id=&quot;side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4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4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;[.$D47];[$HTML.$E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7];[$HTML.$B$2];[.$B47];[$HTML.$C$2];[.$O47];[$HTML.$D$2];[.$D47];[$HTML.$E$2])" office:value-type="string" office:string-value="&lt;div class=&quot;container-card&quot; id=&quot;side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1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1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;[.$D48];[$HTML.$E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8];[$HTML.$B$2];[.$B48];[$HTML.$C$2];[.$O48];[$HTML.$D$2];[.$D48];[$HTML.$E$2])" office:value-type="string" office:string-value="&lt;div class=&quot;container-card&quot; id=&quot;side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1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1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;[.$D49];[$HTML.$E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9];[$HTML.$B$2];[.$B49];[$HTML.$C$2];[.$O49];[$HTML.$D$2];[.$D49];[$HTML.$E$2])" office:value-type="string" office:string-value="&lt;div class=&quot;container-card&quot; id=&quot;side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1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1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;[.$D50];[$HTML.$E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0];[$HTML.$B$2];[.$B50];[$HTML.$C$2];[.$O50];[$HTML.$D$2];[.$D50];[$HTML.$E$2])" office:value-type="string" office:string-value="&lt;div class=&quot;container-card&quot; id=&quot;side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1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1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;[.$D51];[$HTML.$E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1];[$HTML.$B$2];[.$B51];[$HTML.$C$2];[.$O51];[$HTML.$D$2];[.$D51];[$HTML.$E$2])" office:value-type="string" office:string-value="&lt;div class=&quot;container-card&quot; id=&quot;side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1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1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;[.$D52];[$HTML.$E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2];[$HTML.$B$2];[.$B52];[$HTML.$C$2];[.$O52];[$HTML.$D$2];[.$D52];[$HTML.$E$2])" office:value-type="string" office:string-value="&lt;div class=&quot;container-card&quot; id=&quot;side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1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1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;[.$D53];[$HTML.$E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3];[$HTML.$B$2];[.$B53];[$HTML.$C$2];[.$O53];[$HTML.$D$2];[.$D53];[$HTML.$E$2])" office:value-type="string" office:string-value="&lt;div class=&quot;container-card&quot; id=&quot;side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1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1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;[.$D54];[$HTML.$E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4];[$HTML.$B$2];[.$B54];[$HTML.$C$2];[.$O54];[$HTML.$D$2];[.$D54];[$HTML.$E$2])" office:value-type="string" office:string-value="&lt;div class=&quot;container-card&quot; id=&quot;side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1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1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;[.$D55];[$HTML.$E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5];[$HTML.$B$2];[.$B55];[$HTML.$C$2];[.$O55];[$HTML.$D$2];[.$D55];[$HTML.$E$2])" office:value-type="string" office:string-value="&lt;div class=&quot;container-card&quot; id=&quot;side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1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1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;[.$D56];[$HTML.$E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6];[$HTML.$B$2];[.$B56];[$HTML.$C$2];[.$O56];[$HTML.$D$2];[.$D56];[$HTML.$E$2])" office:value-type="string" office:string-value="&lt;div class=&quot;container-card&quot; id=&quot;side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1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1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;[.$D57];[$HTML.$E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7];[$HTML.$B$2];[.$B57];[$HTML.$C$2];[.$O57];[$HTML.$D$2];[.$D57];[$HTML.$E$2])" office:value-type="string" office:string-value="&lt;div class=&quot;container-card&quot; id=&quot;side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1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1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;[.$D58];[$HTML.$E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8];[$HTML.$B$2];[.$B58];[$HTML.$C$2];[.$O58];[$HTML.$D$2];[.$D58];[$HTML.$E$2])" office:value-type="string" office:string-value="&lt;div class=&quot;container-card&quot; id=&quot;side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1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1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;[.$D59];[$HTML.$E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9];[$HTML.$B$2];[.$B59];[$HTML.$C$2];[.$O59];[$HTML.$D$2];[.$D59];[$HTML.$E$2])" office:value-type="string" office:string-value="&lt;div class=&quot;container-card&quot; id=&quot;side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1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1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;[.$D60];[$HTML.$E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0];[$HTML.$B$2];[.$B60];[$HTML.$C$2];[.$O60];[$HTML.$D$2];[.$D60];[$HTML.$E$2])" office:value-type="string" office:string-value="&lt;div class=&quot;container-card&quot; id=&quot;side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2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2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;[.$D61];[$HTML.$E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1];[$HTML.$B$2];[.$B61];[$HTML.$C$2];[.$O61];[$HTML.$D$2];[.$D61];[$HTML.$E$2])" office:value-type="string" office:string-value="&lt;div class=&quot;container-card&quot; id=&quot;side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2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2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;[.$D62];[$HTML.$E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2];[$HTML.$B$2];[.$B62];[$HTML.$C$2];[.$O62];[$HTML.$D$2];[.$D62];[$HTML.$E$2])" office:value-type="string" office:string-value="&lt;div class=&quot;container-card&quot; id=&quot;side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2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2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;[.$D63];[$HTML.$E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3];[$HTML.$B$2];[.$B63];[$HTML.$C$2];[.$O63];[$HTML.$D$2];[.$D63];[$HTML.$E$2])" office:value-type="string" office:string-value="&lt;div class=&quot;container-card&quot; id=&quot;side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2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2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;[.$D64];[$HTML.$E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4];[$HTML.$B$2];[.$B64];[$HTML.$C$2];[.$O64];[$HTML.$D$2];[.$D64];[$HTML.$E$2])" office:value-type="string" office:string-value="&lt;div class=&quot;container-card&quot; id=&quot;side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2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2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;[.$D65];[$HTML.$E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5];[$HTML.$B$2];[.$B65];[$HTML.$C$2];[.$O65];[$HTML.$D$2];[.$D65];[$HTML.$E$2])" office:value-type="string" office:string-value="&lt;div class=&quot;container-card&quot; id=&quot;side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2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2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;[.$D66];[$HTML.$E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6];[$HTML.$B$2];[.$B66];[$HTML.$C$2];[.$O66];[$HTML.$D$2];[.$D66];[$HTML.$E$2])" office:value-type="string" office:string-value="&lt;div class=&quot;container-card&quot; id=&quot;side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2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2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;[.$D67];[$HTML.$E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7];[$HTML.$B$2];[.$B67];[$HTML.$C$2];[.$O67];[$HTML.$D$2];[.$D67];[$HTML.$E$2])" office:value-type="string" office:string-value="&lt;div class=&quot;container-card&quot; id=&quot;side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2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2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;[.$D68];[$HTML.$E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8];[$HTML.$B$2];[.$B68];[$HTML.$C$2];[.$O68];[$HTML.$D$2];[.$D68];[$HTML.$E$2])" office:value-type="string" office:string-value="&lt;div class=&quot;container-card&quot; id=&quot;side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2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2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;[.$D69];[$HTML.$E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9];[$HTML.$B$2];[.$B69];[$HTML.$C$2];[.$O69];[$HTML.$D$2];[.$D69];[$HTML.$E$2])" office:value-type="string" office:string-value="&lt;div class=&quot;container-card&quot; id=&quot;side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2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2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;[.$D70];[$HTML.$E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0];[$HTML.$B$2];[.$B70];[$HTML.$C$2];[.$O70];[$HTML.$D$2];[.$D70];[$HTML.$E$2])" office:value-type="string" office:string-value="&lt;div class=&quot;container-card&quot; id=&quot;side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2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2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;[.$D71];[$HTML.$E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1];[$HTML.$B$2];[.$B71];[$HTML.$C$2];[.$O71];[$HTML.$D$2];[.$D71];[$HTML.$E$2])" office:value-type="string" office:string-value="&lt;div class=&quot;container-card&quot; id=&quot;side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2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2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;[.$D72];[$HTML.$E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2];[$HTML.$B$2];[.$B72];[$HTML.$C$2];[.$O72];[$HTML.$D$2];[.$D72];[$HTML.$E$2])" office:value-type="string" office:string-value="&lt;div class=&quot;container-card&quot; id=&quot;side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2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2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;[.$D73];[$HTML.$E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3];[$HTML.$B$2];[.$B73];[$HTML.$C$2];[.$O73];[$HTML.$D$2];[.$D73];[$HTML.$E$2])" office:value-type="string" office:string-value="&lt;div class=&quot;container-card&quot; id=&quot;side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4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4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;[.$D74];[$HTML.$E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4];[$HTML.$B$2];[.$B74];[$HTML.$C$2];[.$O74];[$HTML.$D$2];[.$D74];[$HTML.$E$2])" office:value-type="string" office:string-value="&lt;div class=&quot;container-card&quot; id=&quot;side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4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4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;[.$D75];[$HTML.$E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5];[$HTML.$B$2];[.$B75];[$HTML.$C$2];[.$O75];[$HTML.$D$2];[.$D75];[$HTML.$E$2])" office:value-type="string" office:string-value="&lt;div class=&quot;container-card&quot; id=&quot;side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4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4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;[.$D76];[$HTML.$E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6];[$HTML.$B$2];[.$B76];[$HTML.$C$2];[.$O76];[$HTML.$D$2];[.$D76];[$HTML.$E$2])" office:value-type="string" office:string-value="&lt;div class=&quot;container-card&quot; id=&quot;side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4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4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;[.$D77];[$HTML.$E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7];[$HTML.$B$2];[.$B77];[$HTML.$C$2];[.$O77];[$HTML.$D$2];[.$D77];[$HTML.$E$2])" office:value-type="string" office:string-value="&lt;div class=&quot;container-card&quot; id=&quot;side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4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4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;[.$D78];[$HTML.$E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8];[$HTML.$B$2];[.$B78];[$HTML.$C$2];[.$O78];[$HTML.$D$2];[.$D78];[$HTML.$E$2])" office:value-type="string" office:string-value="&lt;div class=&quot;container-card&quot; id=&quot;side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4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4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;[.$D79];[$HTML.$E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9];[$HTML.$B$2];[.$B79];[$HTML.$C$2];[.$O79];[$HTML.$D$2];[.$D79];[$HTML.$E$2])" office:value-type="string" office:string-value="&lt;div class=&quot;container-card&quot; id=&quot;side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4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4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;[.$D80];[$HTML.$E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0];[$HTML.$B$2];[.$B80];[$HTML.$C$2];[.$O80];[$HTML.$D$2];[.$D80];[$HTML.$E$2])" office:value-type="string" office:string-value="&lt;div class=&quot;container-card&quot; id=&quot;side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4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4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;[.$D81];[$HTML.$E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1];[$HTML.$B$2];[.$B81];[$HTML.$C$2];[.$O81];[$HTML.$D$2];[.$D81];[$HTML.$E$2])" office:value-type="string" office:string-value="&lt;div class=&quot;container-card&quot; id=&quot;side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4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4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;[.$D82];[$HTML.$E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2];[$HTML.$B$2];[.$B82];[$HTML.$C$2];[.$O82];[$HTML.$D$2];[.$D82];[$HTML.$E$2])" office:value-type="string" office:string-value="&lt;div class=&quot;container-card&quot; id=&quot;side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4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4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;[.$D83];[$HTML.$E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3];[$HTML.$B$2];[.$B83];[$HTML.$C$2];[.$O83];[$HTML.$D$2];[.$D83];[$HTML.$E$2])" office:value-type="string" office:string-value="&lt;div class=&quot;container-card&quot; id=&quot;side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4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4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;[.$D84];[$HTML.$E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4];[$HTML.$B$2];[.$B84];[$HTML.$C$2];[.$O84];[$HTML.$D$2];[.$D84];[$HTML.$E$2])" office:value-type="string" office:string-value="&lt;div class=&quot;container-card&quot; id=&quot;side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4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4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;[.$D85];[$HTML.$E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5];[$HTML.$B$2];[.$B85];[$HTML.$C$2];[.$O85];[$HTML.$D$2];[.$D85];[$HTML.$E$2])" office:value-type="string" office:string-value="&lt;div class=&quot;container-card&quot; id=&quot;side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4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4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;[.$D86];[$HTML.$E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6];[$HTML.$B$2];[.$B86];[$HTML.$C$2];[.$O86];[$HTML.$D$2];[.$D86];[$HTML.$E$2])" office:value-type="string" office:string-value="&lt;div class=&quot;container-card&quot; id=&quot;side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1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1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;[.$D87];[$HTML.$E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7];[$HTML.$B$2];[.$B87];[$HTML.$C$2];[.$O87];[$HTML.$D$2];[.$D87];[$HTML.$E$2])" office:value-type="string" office:string-value="&lt;div class=&quot;container-card&quot; id=&quot;side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2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2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;[.$D88];[$HTML.$E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8];[$HTML.$B$2];[.$B88];[$HTML.$C$2];[.$O88];[$HTML.$D$2];[.$D88];[$HTML.$E$2])" office:value-type="string" office:string-value="&lt;div class=&quot;container-card&quot; id=&quot;side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2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2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;[.$D89];[$HTML.$E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9];[$HTML.$B$2];[.$B89];[$HTML.$C$2];[.$O89];[$HTML.$D$2];[.$D89];[$HTML.$E$2])" office:value-type="string" office:string-value="&lt;div class=&quot;container-card&quot; id=&quot;side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4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4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;[.$D90];[$HTML.$E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0];[$HTML.$B$2];[.$B90];[$HTML.$C$2];[.$O90];[$HTML.$D$2];[.$D90];[$HTML.$E$2])" office:value-type="string" office:string-value="&lt;div class=&quot;container-card&quot; id=&quot;side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4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4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;[.$D91];[$HTML.$E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1];[$HTML.$B$2];[.$B91];[$HTML.$C$2];[.$O91];[$HTML.$D$2];[.$D91];[$HTML.$E$2])" office:value-type="string" office:string-value="&lt;div class=&quot;container-card&quot; id=&quot;side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4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4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;[.$D92];[$HTML.$E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2];[$HTML.$B$2];[.$B92];[$HTML.$C$2];[.$O92];[$HTML.$D$2];[.$D92];[$HTML.$E$2])" office:value-type="string" office:string-value="&lt;div class=&quot;container-card&quot; id=&quot;side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1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1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;[.$D93];[$HTML.$E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3];[$HTML.$B$2];[.$B93];[$HTML.$C$2];[.$O93];[$HTML.$D$2];[.$D93];[$HTML.$E$2])" office:value-type="string" office:string-value="&lt;div class=&quot;container-card&quot; id=&quot;side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1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1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;[.$D94];[$HTML.$E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4];[$HTML.$B$2];[.$B94];[$HTML.$C$2];[.$O94];[$HTML.$D$2];[.$D94];[$HTML.$E$2])" office:value-type="string" office:string-value="&lt;div class=&quot;container-card&quot; id=&quot;side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1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1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;[.$D95];[$HTML.$E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5];[$HTML.$B$2];[.$B95];[$HTML.$C$2];[.$O95];[$HTML.$D$2];[.$D95];[$HTML.$E$2])" office:value-type="string" office:string-value="&lt;div class=&quot;container-card&quot; id=&quot;side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2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2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;[.$D96];[$HTML.$E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6];[$HTML.$B$2];[.$B96];[$HTML.$C$2];[.$O96];[$HTML.$D$2];[.$D96];[$HTML.$E$2])" office:value-type="string" office:string-value="&lt;div class=&quot;container-card&quot; id=&quot;side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2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2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;[.$D97];[$HTML.$E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7];[$HTML.$B$2];[.$B97];[$HTML.$C$2];[.$O97];[$HTML.$D$2];[.$D97];[$HTML.$E$2])" office:value-type="string" office:string-value="&lt;div class=&quot;container-card&quot; id=&quot;side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4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4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;[.$D98];[$HTML.$E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8];[$HTML.$B$2];[.$B98];[$HTML.$C$2];[.$O98];[$HTML.$D$2];[.$D98];[$HTML.$E$2])" office:value-type="string" office:string-value="&lt;div class=&quot;container-card&quot; id=&quot;side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1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1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;[.$D99];[$HTML.$E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9];[$HTML.$B$2];[.$B99];[$HTML.$C$2];[.$O99];[$HTML.$D$2];[.$D99];[$HTML.$E$2])" office:value-type="string" office:string-value="&lt;div class=&quot;container-card&quot; id=&quot;side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1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1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;[.$D100];[$HTML.$E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0];[$HTML.$B$2];[.$B100];[$HTML.$C$2];[.$O100];[$HTML.$D$2];[.$D100];[$HTML.$E$2])" office:value-type="string" office:string-value="&lt;div class=&quot;container-card&quot; id=&quot;side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1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1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;[.$D101];[$HTML.$E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1];[$HTML.$B$2];[.$B101];[$HTML.$C$2];[.$O101];[$HTML.$D$2];[.$D101];[$HTML.$E$2])" office:value-type="string" office:string-value="&lt;div class=&quot;container-card&quot; id=&quot;side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1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1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;[.$D102];[$HTML.$E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2];[$HTML.$B$2];[.$B102];[$HTML.$C$2];[.$O102];[$HTML.$D$2];[.$D102];[$HTML.$E$2])" office:value-type="string" office:string-value="&lt;div class=&quot;container-card&quot; id=&quot;side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2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2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;[.$D103];[$HTML.$E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3];[$HTML.$B$2];[.$B103];[$HTML.$C$2];[.$O103];[$HTML.$D$2];[.$D103];[$HTML.$E$2])" office:value-type="string" office:string-value="&lt;div class=&quot;container-card&quot; id=&quot;side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2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2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;[.$D104];[$HTML.$E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4];[$HTML.$B$2];[.$B104];[$HTML.$C$2];[.$O104];[$HTML.$D$2];[.$D104];[$HTML.$E$2])" office:value-type="string" office:string-value="&lt;div class=&quot;container-card&quot; id=&quot;side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2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2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;[.$D105];[$HTML.$E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5];[$HTML.$B$2];[.$B105];[$HTML.$C$2];[.$O105];[$HTML.$D$2];[.$D105];[$HTML.$E$2])" office:value-type="string" office:string-value="&lt;div class=&quot;container-card&quot; id=&quot;side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2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2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;[.$D106];[$HTML.$E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6];[$HTML.$B$2];[.$B106];[$HTML.$C$2];[.$O106];[$HTML.$D$2];[.$D106];[$HTML.$E$2])" office:value-type="string" office:string-value="&lt;div class=&quot;container-card&quot; id=&quot;side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4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4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;[.$D107];[$HTML.$E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7];[$HTML.$B$2];[.$B107];[$HTML.$C$2];[.$O107];[$HTML.$D$2];[.$D107];[$HTML.$E$2])" office:value-type="string" office:string-value="&lt;div class=&quot;container-card&quot; id=&quot;side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4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4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;[.$D108];[$HTML.$E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8];[$HTML.$B$2];[.$B108];[$HTML.$C$2];[.$O108];[$HTML.$D$2];[.$D108];[$HTML.$E$2])" office:value-type="string" office:string-value="&lt;div class=&quot;container-card&quot; id=&quot;side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4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4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;[.$D109];[$HTML.$E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9];[$HTML.$B$2];[.$B109];[$HTML.$C$2];[.$O109];[$HTML.$D$2];[.$D109];[$HTML.$E$2])" office:value-type="string" office:string-value="&lt;div class=&quot;container-card&quot; id=&quot;side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4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4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;[.$D110];[$HTML.$E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0];[$HTML.$B$2];[.$B110];[$HTML.$C$2];[.$O110];[$HTML.$D$2];[.$D110];[$HTML.$E$2])" office:value-type="string" office:string-value="&lt;div class=&quot;container-card&quot; id=&quot;side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1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1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;[.$D111];[$HTML.$E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1];[$HTML.$B$2];[.$B111];[$HTML.$C$2];[.$O111];[$HTML.$D$2];[.$D111];[$HTML.$E$2])" office:value-type="string" office:string-value="&lt;div class=&quot;container-card&quot; id=&quot;side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1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1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;[.$D112];[$HTML.$E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2];[$HTML.$B$2];[.$B112];[$HTML.$C$2];[.$O112];[$HTML.$D$2];[.$D112];[$HTML.$E$2])" office:value-type="string" office:string-value="&lt;div class=&quot;container-card&quot; id=&quot;side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1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1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;[.$D113];[$HTML.$E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3];[$HTML.$B$2];[.$B113];[$HTML.$C$2];[.$O113];[$HTML.$D$2];[.$D113];[$HTML.$E$2])" office:value-type="string" office:string-value="&lt;div class=&quot;container-card&quot; id=&quot;side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2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2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;[.$D114];[$HTML.$E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4];[$HTML.$B$2];[.$B114];[$HTML.$C$2];[.$O114];[$HTML.$D$2];[.$D114];[$HTML.$E$2])" office:value-type="string" office:string-value="&lt;div class=&quot;container-card&quot; id=&quot;side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2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2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;[.$D115];[$HTML.$E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5];[$HTML.$B$2];[.$B115];[$HTML.$C$2];[.$O115];[$HTML.$D$2];[.$D115];[$HTML.$E$2])" office:value-type="string" office:string-value="&lt;div class=&quot;container-card&quot; id=&quot;side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2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2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;[.$D116];[$HTML.$E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6];[$HTML.$B$2];[.$B116];[$HTML.$C$2];[.$O116];[$HTML.$D$2];[.$D116];[$HTML.$E$2])" office:value-type="string" office:string-value="&lt;div class=&quot;container-card&quot; id=&quot;side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4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4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;[.$D117];[$HTML.$E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7];[$HTML.$B$2];[.$B117];[$HTML.$C$2];[.$O117];[$HTML.$D$2];[.$D117];[$HTML.$E$2])" office:value-type="string" office:string-value="&lt;div class=&quot;container-card&quot; id=&quot;side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4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4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;[.$D118];[$HTML.$E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8];[$HTML.$B$2];[.$B118];[$HTML.$C$2];[.$O118];[$HTML.$D$2];[.$D118];[$HTML.$E$2])" office:value-type="string" office:string-value="&lt;div class=&quot;container-card&quot; id=&quot;side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4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4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;[.$D119];[$HTML.$E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9];[$HTML.$B$2];[.$B119];[$HTML.$C$2];[.$O119];[$HTML.$D$2];[.$D119];[$HTML.$E$2])" office:value-type="string" office:string-value="&lt;div class=&quot;container-card&quot; id=&quot;side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4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4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;[.$D120];[$HTML.$E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0];[$HTML.$B$2];[.$B120];[$HTML.$C$2];[.$O120];[$HTML.$D$2];[.$D120];[$HTML.$E$2])" office:value-type="string" office:string-value="&lt;div class=&quot;container-card&quot; id=&quot;side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4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4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;[.$D121];[$HTML.$E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1];[$HTML.$B$2];[.$B121];[$HTML.$C$2];[.$O121];[$HTML.$D$2];[.$D121];[$HTML.$E$2])" office:value-type="string" office:string-value="&lt;div class=&quot;container-card&quot; id=&quot;side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8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8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;[.$D122];[$HTML.$E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2];[$HTML.$B$2];[.$B122];[$HTML.$C$2];[.$O122];[$HTML.$D$2];[.$D122];[$HTML.$E$2])" office:value-type="string" office:string-value="&lt;div class=&quot;container-card&quot; id=&quot;side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8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8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;[.$D123];[$HTML.$E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3];[$HTML.$B$2];[.$B123];[$HTML.$C$2];[.$O123];[$HTML.$D$2];[.$D123];[$HTML.$E$2])" office:value-type="string" office:string-value="&lt;div class=&quot;container-card&quot; id=&quot;side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8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8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;[.$D124];[$HTML.$E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4];[$HTML.$B$2];[.$B124];[$HTML.$C$2];[.$O124];[$HTML.$D$2];[.$D124];[$HTML.$E$2])" office:value-type="string" office:string-value="&lt;div class=&quot;container-card&quot; id=&quot;side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8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8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;[.$D125];[$HTML.$E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5];[$HTML.$B$2];[.$B125];[$HTML.$C$2];[.$O125];[$HTML.$D$2];[.$D125];[$HTML.$E$2])" office:value-type="string" office:string-value="&lt;div class=&quot;container-card&quot; id=&quot;side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8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8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;[.$D126];[$HTML.$E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6];[$HTML.$B$2];[.$B126];[$HTML.$C$2];[.$O126];[$HTML.$D$2];[.$D126];[$HTML.$E$2])" office:value-type="string" office:string-value="&lt;div class=&quot;container-card&quot; id=&quot;side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8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8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;[.$D127];[$HTML.$E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7];[$HTML.$B$2];[.$B127];[$HTML.$C$2];[.$O127];[$HTML.$D$2];[.$D127];[$HTML.$E$2])" office:value-type="string" office:string-value="&lt;div class=&quot;container-card&quot; id=&quot;side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8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8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;[.$D128];[$HTML.$E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8];[$HTML.$B$2];[.$B128];[$HTML.$C$2];[.$O128];[$HTML.$D$2];[.$D128];[$HTML.$E$2])" office:value-type="string" office:string-value="&lt;div class=&quot;container-card&quot; id=&quot;side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8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8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;[.$D129];[$HTML.$E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9];[$HTML.$B$2];[.$B129];[$HTML.$C$2];[.$O129];[$HTML.$D$2];[.$D129];[$HTML.$E$2])" office:value-type="string" office:string-value="&lt;div class=&quot;container-card&quot; id=&quot;side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8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8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;[.$D130];[$HTML.$E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0];[$HTML.$B$2];[.$B130];[$HTML.$C$2];[.$O130];[$HTML.$D$2];[.$D130];[$HTML.$E$2])" office:value-type="string" office:string-value="&lt;div class=&quot;container-card&quot; id=&quot;side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8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8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;[.$D131];[$HTML.$E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1];[$HTML.$B$2];[.$B131];[$HTML.$C$2];[.$O131];[$HTML.$D$2];[.$D131];[$HTML.$E$2])" office:value-type="string" office:string-value="&lt;div class=&quot;container-card&quot; id=&quot;side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8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8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;[.$D132];[$HTML.$E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2];[$HTML.$B$2];[.$B132];[$HTML.$C$2];[.$O132];[$HTML.$D$2];[.$D132];[$HTML.$E$2])" office:value-type="string" office:string-value="&lt;div class=&quot;container-card&quot; id=&quot;side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8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8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;[.$D133];[$HTML.$E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3];[$HTML.$B$2];[.$B133];[$HTML.$C$2];[.$O133];[$HTML.$D$2];[.$D133];[$HTML.$E$2])" office:value-type="string" office:string-value="&lt;div class=&quot;container-card&quot; id=&quot;side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8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8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;[.$D134];[$HTML.$E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4];[$HTML.$B$2];[.$B134];[$HTML.$C$2];[.$O134];[$HTML.$D$2];[.$D134];[$HTML.$E$2])" office:value-type="string" office:string-value="&lt;div class=&quot;container-card&quot; id=&quot;side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1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1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;[.$D135];[$HTML.$E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5];[$HTML.$B$2];[.$B135];[$HTML.$C$2];[.$O135];[$HTML.$D$2];[.$D135];[$HTML.$E$2])" office:value-type="string" office:string-value="&lt;div class=&quot;container-card&quot; id=&quot;side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2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2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;[.$D136];[$HTML.$E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6];[$HTML.$B$2];[.$B136];[$HTML.$C$2];[.$O136];[$HTML.$D$2];[.$D136];[$HTML.$E$2])" office:value-type="string" office:string-value="&lt;div class=&quot;container-card&quot; id=&quot;side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4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4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;[.$D137];[$HTML.$E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7];[$HTML.$B$2];[.$B137];[$HTML.$C$2];[.$O137];[$HTML.$D$2];[.$D137];[$HTML.$E$2])" office:value-type="string" office:string-value="&lt;div class=&quot;container-card&quot; id=&quot;side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8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8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;[.$D138];[$HTML.$E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8];[$HTML.$B$2];[.$B138];[$HTML.$C$2];[.$O138];[$HTML.$D$2];[.$D138];[$HTML.$E$2])" office:value-type="string" office:string-value="&lt;div class=&quot;container-card&quot; id=&quot;side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8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8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;[.$D139];[$HTML.$E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9];[$HTML.$B$2];[.$B139];[$HTML.$C$2];[.$O139];[$HTML.$D$2];[.$D139];[$HTML.$E$2])" office:value-type="string" office:string-value="&lt;div class=&quot;container-card&quot; id=&quot;side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8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8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;[.$D140];[$HTML.$E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0];[$HTML.$B$2];[.$B140];[$HTML.$C$2];[.$O140];[$HTML.$D$2];[.$D140];[$HTML.$E$2])" office:value-type="string" office:string-value="&lt;div class=&quot;container-card&quot; id=&quot;side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1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1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;[.$D141];[$HTML.$E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1];[$HTML.$B$2];[.$B141];[$HTML.$C$2];[.$O141];[$HTML.$D$2];[.$D141];[$HTML.$E$2])" office:value-type="string" office:string-value="&lt;div class=&quot;container-card&quot; id=&quot;side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1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1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;[.$D142];[$HTML.$E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2];[$HTML.$B$2];[.$B142];[$HTML.$C$2];[.$O142];[$HTML.$D$2];[.$D142];[$HTML.$E$2])" office:value-type="string" office:string-value="&lt;div class=&quot;container-card&quot; id=&quot;side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1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1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;[.$D143];[$HTML.$E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3];[$HTML.$B$2];[.$B143];[$HTML.$C$2];[.$O143];[$HTML.$D$2];[.$D143];[$HTML.$E$2])" office:value-type="string" office:string-value="&lt;div class=&quot;container-card&quot; id=&quot;side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1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1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;[.$D144];[$HTML.$E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4];[$HTML.$B$2];[.$B144];[$HTML.$C$2];[.$O144];[$HTML.$D$2];[.$D144];[$HTML.$E$2])" office:value-type="string" office:string-value="&lt;div class=&quot;container-card&quot; id=&quot;side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1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1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;[.$D145];[$HTML.$E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5];[$HTML.$B$2];[.$B145];[$HTML.$C$2];[.$O145];[$HTML.$D$2];[.$D145];[$HTML.$E$2])" office:value-type="string" office:string-value="&lt;div class=&quot;container-card&quot; id=&quot;side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1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1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;[.$D146];[$HTML.$E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6];[$HTML.$B$2];[.$B146];[$HTML.$C$2];[.$O146];[$HTML.$D$2];[.$D146];[$HTML.$E$2])" office:value-type="string" office:string-value="&lt;div class=&quot;container-card&quot; id=&quot;side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1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1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;[.$D147];[$HTML.$E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7];[$HTML.$B$2];[.$B147];[$HTML.$C$2];[.$O147];[$HTML.$D$2];[.$D147];[$HTML.$E$2])" office:value-type="string" office:string-value="&lt;div class=&quot;container-card&quot; id=&quot;side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1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1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;[.$D148];[$HTML.$E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8];[$HTML.$B$2];[.$B148];[$HTML.$C$2];[.$O148];[$HTML.$D$2];[.$D148];[$HTML.$E$2])" office:value-type="string" office:string-value="&lt;div class=&quot;container-card&quot; id=&quot;side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1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1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;[.$D149];[$HTML.$E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9];[$HTML.$B$2];[.$B149];[$HTML.$C$2];[.$O149];[$HTML.$D$2];[.$D149];[$HTML.$E$2])" office:value-type="string" office:string-value="&lt;div class=&quot;container-card&quot; id=&quot;side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2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2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;[.$D150];[$HTML.$E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0];[$HTML.$B$2];[.$B150];[$HTML.$C$2];[.$O150];[$HTML.$D$2];[.$D150];[$HTML.$E$2])" office:value-type="string" office:string-value="&lt;div class=&quot;container-card&quot; id=&quot;side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2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2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;[.$D151];[$HTML.$E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1];[$HTML.$B$2];[.$B151];[$HTML.$C$2];[.$O151];[$HTML.$D$2];[.$D151];[$HTML.$E$2])" office:value-type="string" office:string-value="&lt;div class=&quot;container-card&quot; id=&quot;side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2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2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;[.$D152];[$HTML.$E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2];[$HTML.$B$2];[.$B152];[$HTML.$C$2];[.$O152];[$HTML.$D$2];[.$D152];[$HTML.$E$2])" office:value-type="string" office:string-value="&lt;div class=&quot;container-card&quot; id=&quot;side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2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2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;[.$D153];[$HTML.$E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3];[$HTML.$B$2];[.$B153];[$HTML.$C$2];[.$O153];[$HTML.$D$2];[.$D153];[$HTML.$E$2])" office:value-type="string" office:string-value="&lt;div class=&quot;container-card&quot; id=&quot;side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2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2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;[.$D154];[$HTML.$E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4];[$HTML.$B$2];[.$B154];[$HTML.$C$2];[.$O154];[$HTML.$D$2];[.$D154];[$HTML.$E$2])" office:value-type="string" office:string-value="&lt;div class=&quot;container-card&quot; id=&quot;side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2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2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;[.$D155];[$HTML.$E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5];[$HTML.$B$2];[.$B155];[$HTML.$C$2];[.$O155];[$HTML.$D$2];[.$D155];[$HTML.$E$2])" office:value-type="string" office:string-value="&lt;div class=&quot;container-card&quot; id=&quot;side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2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2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;[.$D156];[$HTML.$E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6];[$HTML.$B$2];[.$B156];[$HTML.$C$2];[.$O156];[$HTML.$D$2];[.$D156];[$HTML.$E$2])" office:value-type="string" office:string-value="&lt;div class=&quot;container-card&quot; id=&quot;side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2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2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;[.$D157];[$HTML.$E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7];[$HTML.$B$2];[.$B157];[$HTML.$C$2];[.$O157];[$HTML.$D$2];[.$D157];[$HTML.$E$2])" office:value-type="string" office:string-value="&lt;div class=&quot;container-card&quot; id=&quot;side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2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2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;[.$D158];[$HTML.$E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8];[$HTML.$B$2];[.$B158];[$HTML.$C$2];[.$O158];[$HTML.$D$2];[.$D158];[$HTML.$E$2])" office:value-type="string" office:string-value="&lt;div class=&quot;container-card&quot; id=&quot;side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4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4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;[.$D159];[$HTML.$E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9];[$HTML.$B$2];[.$B159];[$HTML.$C$2];[.$O159];[$HTML.$D$2];[.$D159];[$HTML.$E$2])" office:value-type="string" office:string-value="&lt;div class=&quot;container-card&quot; id=&quot;side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4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4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;[.$D160];[$HTML.$E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0];[$HTML.$B$2];[.$B160];[$HTML.$C$2];[.$O160];[$HTML.$D$2];[.$D160];[$HTML.$E$2])" office:value-type="string" office:string-value="&lt;div class=&quot;container-card&quot; id=&quot;side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4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4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;[.$D161];[$HTML.$E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1];[$HTML.$B$2];[.$B161];[$HTML.$C$2];[.$O161];[$HTML.$D$2];[.$D161];[$HTML.$E$2])" office:value-type="string" office:string-value="&lt;div class=&quot;container-card&quot; id=&quot;side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4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4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;[.$D162];[$HTML.$E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2];[$HTML.$B$2];[.$B162];[$HTML.$C$2];[.$O162];[$HTML.$D$2];[.$D162];[$HTML.$E$2])" office:value-type="string" office:string-value="&lt;div class=&quot;container-card&quot; id=&quot;side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4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4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;[.$D163];[$HTML.$E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3];[$HTML.$B$2];[.$B163];[$HTML.$C$2];[.$O163];[$HTML.$D$2];[.$D163];[$HTML.$E$2])" office:value-type="string" office:string-value="&lt;div class=&quot;container-card&quot; id=&quot;side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4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4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;[.$D164];[$HTML.$E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4];[$HTML.$B$2];[.$B164];[$HTML.$C$2];[.$O164];[$HTML.$D$2];[.$D164];[$HTML.$E$2])" office:value-type="string" office:string-value="&lt;div class=&quot;container-card&quot; id=&quot;side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4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4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;[.$D165];[$HTML.$E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5];[$HTML.$B$2];[.$B165];[$HTML.$C$2];[.$O165];[$HTML.$D$2];[.$D165];[$HTML.$E$2])" office:value-type="string" office:string-value="&lt;div class=&quot;container-card&quot; id=&quot;side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8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8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;[.$D166];[$HTML.$E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6];[$HTML.$B$2];[.$B166];[$HTML.$C$2];[.$O166];[$HTML.$D$2];[.$D166];[$HTML.$E$2])" office:value-type="string" office:string-value="&lt;div class=&quot;container-card&quot; id=&quot;side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8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8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;[.$D167];[$HTML.$E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7];[$HTML.$B$2];[.$B167];[$HTML.$C$2];[.$O167];[$HTML.$D$2];[.$D167];[$HTML.$E$2])" office:value-type="string" office:string-value="&lt;div class=&quot;container-card&quot; id=&quot;side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8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8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;[.$D168];[$HTML.$E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8];[$HTML.$B$2];[.$B168];[$HTML.$C$2];[.$O168];[$HTML.$D$2];[.$D168];[$HTML.$E$2])" office:value-type="string" office:string-value="&lt;div class=&quot;container-card&quot; id=&quot;side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8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8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;[.$D169];[$HTML.$E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9];[$HTML.$B$2];[.$B169];[$HTML.$C$2];[.$O169];[$HTML.$D$2];[.$D169];[$HTML.$E$2])" office:value-type="string" office:string-value="&lt;div class=&quot;container-card&quot; id=&quot;side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8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8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;[.$D170];[$HTML.$E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0];[$HTML.$B$2];[.$B170];[$HTML.$C$2];[.$O170];[$HTML.$D$2];[.$D170];[$HTML.$E$2])" office:value-type="string" office:string-value="&lt;div class=&quot;container-card&quot; id=&quot;side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8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8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;[.$D171];[$HTML.$E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1];[$HTML.$B$2];[.$B171];[$HTML.$C$2];[.$O171];[$HTML.$D$2];[.$D171];[$HTML.$E$2])" office:value-type="string" office:string-value="&lt;div class=&quot;container-card&quot; id=&quot;side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8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8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;[.$D172];[$HTML.$E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2];[$HTML.$B$2];[.$B172];[$HTML.$C$2];[.$O172];[$HTML.$D$2];[.$D172];[$HTML.$E$2])" office:value-type="string" office:string-value="&lt;div class=&quot;container-card&quot; id=&quot;side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8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8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;[.$D173];[$HTML.$E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3];[$HTML.$B$2];[.$B173];[$HTML.$C$2];[.$O173];[$HTML.$D$2];[.$D173];[$HTML.$E$2])" office:value-type="string" office:string-value="&lt;div class=&quot;container-card&quot; id=&quot;side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8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8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;[.$D174];[$HTML.$E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4];[$HTML.$B$2];[.$B174];[$HTML.$C$2];[.$O174];[$HTML.$D$2];[.$D174];[$HTML.$E$2])" office:value-type="string" office:string-value="&lt;div class=&quot;container-card&quot; id=&quot;side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8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8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;[.$D175];[$HTML.$E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5];[$HTML.$B$2];[.$B175];[$HTML.$C$2];[.$O175];[$HTML.$D$2];[.$D175];[$HTML.$E$2])" office:value-type="string" office:string-value="&lt;div class=&quot;container-card&quot; id=&quot;side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8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8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;[.$D176];[$HTML.$E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6];[$HTML.$B$2];[.$B176];[$HTML.$C$2];[.$O176];[$HTML.$D$2];[.$D176];[$HTML.$E$2])" office:value-type="string" office:string-value="&lt;div class=&quot;container-card&quot; id=&quot;side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8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8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;[.$D177];[$HTML.$E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7];[$HTML.$B$2];[.$B177];[$HTML.$C$2];[.$O177];[$HTML.$D$2];[.$D177];[$HTML.$E$2])" office:value-type="string" office:string-value="&lt;div class=&quot;container-card&quot; id=&quot;side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8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8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;[.$D178];[$HTML.$E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8];[$HTML.$B$2];[.$B178];[$HTML.$C$2];[.$O178];[$HTML.$D$2];[.$D178];[$HTML.$E$2])" office:value-type="string" office:string-value="&lt;div class=&quot;container-card&quot; id=&quot;side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8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8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;[.$D179];[$HTML.$E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9];[$HTML.$B$2];[.$B179];[$HTML.$C$2];[.$O179];[$HTML.$D$2];[.$D179];[$HTML.$E$2])" office:value-type="string" office:string-value="&lt;div class=&quot;container-card&quot; id=&quot;side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8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8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;[.$D180];[$HTML.$E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0];[$HTML.$B$2];[.$B180];[$HTML.$C$2];[.$O180];[$HTML.$D$2];[.$D180];[$HTML.$E$2])" office:value-type="string" office:string-value="&lt;div class=&quot;container-card&quot; id=&quot;side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8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8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;[.$D181];[$HTML.$E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1];[$HTML.$B$2];[.$B181];[$HTML.$C$2];[.$O181];[$HTML.$D$2];[.$D181];[$HTML.$E$2])" office:value-type="string" office:string-value="&lt;div class=&quot;container-card&quot; id=&quot;side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8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8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;[.$D182];[$HTML.$E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2];[$HTML.$B$2];[.$B182];[$HTML.$C$2];[.$O182];[$HTML.$D$2];[.$D182];[$HTML.$E$2])" office:value-type="string" office:string-value="&lt;div class=&quot;container-card&quot; id=&quot;side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1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1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;[.$D183];[$HTML.$E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3];[$HTML.$B$2];[.$B183];[$HTML.$C$2];[.$O183];[$HTML.$D$2];[.$D183];[$HTML.$E$2])" office:value-type="string" office:string-value="&lt;div class=&quot;container-card&quot; id=&quot;side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1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1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;[.$D184];[$HTML.$E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4];[$HTML.$B$2];[.$B184];[$HTML.$C$2];[.$O184];[$HTML.$D$2];[.$D184];[$HTML.$E$2])" office:value-type="string" office:string-value="&lt;div class=&quot;container-card&quot; id=&quot;side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2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2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;[.$D185];[$HTML.$E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5];[$HTML.$B$2];[.$B185];[$HTML.$C$2];[.$O185];[$HTML.$D$2];[.$D185];[$HTML.$E$2])" office:value-type="string" office:string-value="&lt;div class=&quot;container-card&quot; id=&quot;side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2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2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;[.$D186];[$HTML.$E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6];[$HTML.$B$2];[.$B186];[$HTML.$C$2];[.$O186];[$HTML.$D$2];[.$D186];[$HTML.$E$2])" office:value-type="string" office:string-value="&lt;div class=&quot;container-card&quot; id=&quot;side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4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4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;[.$D187];[$HTML.$E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7];[$HTML.$B$2];[.$B187];[$HTML.$C$2];[.$O187];[$HTML.$D$2];[.$D187];[$HTML.$E$2])" office:value-type="string" office:string-value="&lt;div class=&quot;container-card&quot; id=&quot;side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4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4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;[.$D188];[$HTML.$E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8];[$HTML.$B$2];[.$B188];[$HTML.$C$2];[.$O188];[$HTML.$D$2];[.$D188];[$HTML.$E$2])" office:value-type="string" office:string-value="&lt;div class=&quot;container-card&quot; id=&quot;side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8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8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;[.$D189];[$HTML.$E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9];[$HTML.$B$2];[.$B189];[$HTML.$C$2];[.$O189];[$HTML.$D$2];[.$D189];[$HTML.$E$2])" office:value-type="string" office:string-value="&lt;div class=&quot;container-card&quot; id=&quot;side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8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8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;[.$D190];[$HTML.$E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0];[$HTML.$B$2];[.$B190];[$HTML.$C$2];[.$O190];[$HTML.$D$2];[.$D190];[$HTML.$E$2])" office:value-type="string" office:string-value="&lt;div class=&quot;container-card&quot; id=&quot;side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1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1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;[.$D191];[$HTML.$E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1];[$HTML.$B$2];[.$B191];[$HTML.$C$2];[.$O191];[$HTML.$D$2];[.$D191];[$HTML.$E$2])" office:value-type="string" office:string-value="&lt;div class=&quot;container-card&quot; id=&quot;side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1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1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;[.$D192];[$HTML.$E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2];[$HTML.$B$2];[.$B192];[$HTML.$C$2];[.$O192];[$HTML.$D$2];[.$D192];[$HTML.$E$2])" office:value-type="string" office:string-value="&lt;div class=&quot;container-card&quot; id=&quot;side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1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1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;[.$D193];[$HTML.$E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3];[$HTML.$B$2];[.$B193];[$HTML.$C$2];[.$O193];[$HTML.$D$2];[.$D193];[$HTML.$E$2])" office:value-type="string" office:string-value="&lt;div class=&quot;container-card&quot; id=&quot;side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2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2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;[.$D194];[$HTML.$E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4];[$HTML.$B$2];[.$B194];[$HTML.$C$2];[.$O194];[$HTML.$D$2];[.$D194];[$HTML.$E$2])" office:value-type="string" office:string-value="&lt;div class=&quot;container-card&quot; id=&quot;side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2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2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;[.$D195];[$HTML.$E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5];[$HTML.$B$2];[.$B195];[$HTML.$C$2];[.$O195];[$HTML.$D$2];[.$D195];[$HTML.$E$2])" office:value-type="string" office:string-value="&lt;div class=&quot;container-card&quot; id=&quot;side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2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2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;[.$D196];[$HTML.$E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6];[$HTML.$B$2];[.$B196];[$HTML.$C$2];[.$O196];[$HTML.$D$2];[.$D196];[$HTML.$E$2])" office:value-type="string" office:string-value="&lt;div class=&quot;container-card&quot; id=&quot;side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4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4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;[.$D197];[$HTML.$E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7];[$HTML.$B$2];[.$B197];[$HTML.$C$2];[.$O197];[$HTML.$D$2];[.$D197];[$HTML.$E$2])" office:value-type="string" office:string-value="&lt;div class=&quot;container-card&quot; id=&quot;side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4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4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;[.$D198];[$HTML.$E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8];[$HTML.$B$2];[.$B198];[$HTML.$C$2];[.$O198];[$HTML.$D$2];[.$D198];[$HTML.$E$2])" office:value-type="string" office:string-value="&lt;div class=&quot;container-card&quot; id=&quot;side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4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4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;[.$D199];[$HTML.$E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9];[$HTML.$B$2];[.$B199];[$HTML.$C$2];[.$O199];[$HTML.$D$2];[.$D199];[$HTML.$E$2])" office:value-type="string" office:string-value="&lt;div class=&quot;container-card&quot; id=&quot;side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8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8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;[.$D200];[$HTML.$E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0];[$HTML.$B$2];[.$B200];[$HTML.$C$2];[.$O200];[$HTML.$D$2];[.$D200];[$HTML.$E$2])" office:value-type="string" office:string-value="&lt;div class=&quot;container-card&quot; id=&quot;side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8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8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;[.$D201];[$HTML.$E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1];[$HTML.$B$2];[.$B201];[$HTML.$C$2];[.$O201];[$HTML.$D$2];[.$D201];[$HTML.$E$2])" office:value-type="string" office:string-value="&lt;div class=&quot;container-card&quot; id=&quot;side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8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8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;[.$D202];[$HTML.$E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2];[$HTML.$B$2];[.$B202];[$HTML.$C$2];[.$O202];[$HTML.$D$2];[.$D202];[$HTML.$E$2])" office:value-type="string" office:string-value="&lt;div class=&quot;container-card&quot; id=&quot;side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8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8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;[.$D203];[$HTML.$E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3];[$HTML.$B$2];[.$B203];[$HTML.$C$2];[.$O203];[$HTML.$D$2];[.$D203];[$HTML.$E$2])" office:value-type="string" office:string-value="&lt;div class=&quot;container-card&quot; id=&quot;side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8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8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;[.$D204];[$HTML.$E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4];[$HTML.$B$2];[.$B204];[$HTML.$C$2];[.$O204];[$HTML.$D$2];[.$D204];[$HTML.$E$2])" office:value-type="string" office:string-value="&lt;div class=&quot;container-card&quot; id=&quot;side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8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8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;[.$D205];[$HTML.$E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5];[$HTML.$B$2];[.$B205];[$HTML.$C$2];[.$O205];[$HTML.$D$2];[.$D205];[$HTML.$E$2])" office:value-type="string" office:string-value="&lt;div class=&quot;container-card&quot; id=&quot;side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8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8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;[.$D206];[$HTML.$E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6];[$HTML.$B$2];[.$B206];[$HTML.$C$2];[.$O206];[$HTML.$D$2];[.$D206];[$HTML.$E$2])" office:value-type="string" office:string-value="&lt;div class=&quot;container-card&quot; id=&quot;side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8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8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;[.$D207];[$HTML.$E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7];[$HTML.$B$2];[.$B207];[$HTML.$C$2];[.$O207];[$HTML.$D$2];[.$D207];[$HTML.$E$2])" office:value-type="string" office:string-value="&lt;div class=&quot;container-card&quot; id=&quot;side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8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8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;[.$D208];[$HTML.$E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8];[$HTML.$B$2];[.$B208];[$HTML.$C$2];[.$O208];[$HTML.$D$2];[.$D208];[$HTML.$E$2])" office:value-type="string" office:string-value="&lt;div class=&quot;container-card&quot; id=&quot;side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41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41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;[.$D209];[$HTML.$E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9];[$HTML.$B$2];[.$B209];[$HTML.$C$2];[.$O209];[$HTML.$D$2];[.$D209];[$HTML.$E$2])" office:value-type="string" office:string-value="&lt;div class=&quot;container-card&quot; id=&quot;side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42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42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;[.$D210];[$HTML.$E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0];[$HTML.$B$2];[.$B210];[$HTML.$C$2];[.$O210];[$HTML.$D$2];[.$D210];[$HTML.$E$2])" office:value-type="string" office:string-value="&lt;div class=&quot;container-card&quot; id=&quot;side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4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4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;[.$D211];[$HTML.$E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1];[$HTML.$B$2];[.$B211];[$HTML.$C$2];[.$O211];[$HTML.$D$2];[.$D211];[$HTML.$E$2])" office:value-type="string" office:string-value="&lt;div class=&quot;container-card&quot; id=&quot;side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41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41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;[.$D212];[$HTML.$E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2];[$HTML.$B$2];[.$B212];[$HTML.$C$2];[.$O212];[$HTML.$D$2];[.$D212];[$HTML.$E$2])" office:value-type="string" office:string-value="&lt;div class=&quot;container-card&quot; id=&quot;side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42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42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;[.$D213];[$HTML.$E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3];[$HTML.$B$2];[.$B213];[$HTML.$C$2];[.$O213];[$HTML.$D$2];[.$D213];[$HTML.$E$2])" office:value-type="string" office:string-value="&lt;div class=&quot;container-card&quot; id=&quot;side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4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4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;[.$D214];[$HTML.$E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4];[$HTML.$B$2];[.$B214];[$HTML.$C$2];[.$O214];[$HTML.$D$2];[.$D214];[$HTML.$E$2])" office:value-type="string" office:string-value="&lt;div class=&quot;container-card&quot; id=&quot;side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16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16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;[.$D215];[$HTML.$E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5];[$HTML.$B$2];[.$B215];[$HTML.$C$2];[.$O215];[$HTML.$D$2];[.$D215];[$HTML.$E$2])" office:value-type="string" office:string-value="&lt;div class=&quot;container-card&quot; id=&quot;side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16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16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;[.$D216];[$HTML.$E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6];[$HTML.$B$2];[.$B216];[$HTML.$C$2];[.$O216];[$HTML.$D$2];[.$D216];[$HTML.$E$2])" office:value-type="string" office:string-value="&lt;div class=&quot;container-card&quot; id=&quot;side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16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16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;[.$D217];[$HTML.$E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7];[$HTML.$B$2];[.$B217];[$HTML.$C$2];[.$O217];[$HTML.$D$2];[.$D217];[$HTML.$E$2])" office:value-type="string" office:string-value="&lt;div class=&quot;container-card&quot; id=&quot;side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16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16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;[.$D218];[$HTML.$E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8];[$HTML.$B$2];[.$B218];[$HTML.$C$2];[.$O218];[$HTML.$D$2];[.$D218];[$HTML.$E$2])" office:value-type="string" office:string-value="&lt;div class=&quot;container-card&quot; id=&quot;side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16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16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;[.$D219];[$HTML.$E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9];[$HTML.$B$2];[.$B219];[$HTML.$C$2];[.$O219];[$HTML.$D$2];[.$D219];[$HTML.$E$2])" office:value-type="string" office:string-value="&lt;div class=&quot;container-card&quot; id=&quot;side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16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16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;[.$D220];[$HTML.$E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0];[$HTML.$B$2];[.$B220];[$HTML.$C$2];[.$O220];[$HTML.$D$2];[.$D220];[$HTML.$E$2])" office:value-type="string" office:string-value="&lt;div class=&quot;container-card&quot; id=&quot;side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16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16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;[.$D221];[$HTML.$E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1];[$HTML.$B$2];[.$B221];[$HTML.$C$2];[.$O221];[$HTML.$D$2];[.$D221];[$HTML.$E$2])" office:value-type="string" office:string-value="&lt;div class=&quot;container-card&quot; id=&quot;side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16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16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;[.$D222];[$HTML.$E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2];[$HTML.$B$2];[.$B222];[$HTML.$C$2];[.$O222];[$HTML.$D$2];[.$D222];[$HTML.$E$2])" office:value-type="string" office:string-value="&lt;div class=&quot;container-card&quot; id=&quot;side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16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16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;[.$D223];[$HTML.$E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3];[$HTML.$B$2];[.$B223];[$HTML.$C$2];[.$O223];[$HTML.$D$2];[.$D223];[$HTML.$E$2])" office:value-type="string" office:string-value="&lt;div class=&quot;container-card&quot; id=&quot;side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16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16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;[.$D224];[$HTML.$E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4];[$HTML.$B$2];[.$B224];[$HTML.$C$2];[.$O224];[$HTML.$D$2];[.$D224];[$HTML.$E$2])" office:value-type="string" office:string-value="&lt;div class=&quot;container-card&quot; id=&quot;side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16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16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;[.$D225];[$HTML.$E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5];[$HTML.$B$2];[.$B225];[$HTML.$C$2];[.$O225];[$HTML.$D$2];[.$D225];[$HTML.$E$2])" office:value-type="string" office:string-value="&lt;div class=&quot;container-card&quot; id=&quot;side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16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16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;[.$D226];[$HTML.$E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6];[$HTML.$B$2];[.$B226];[$HTML.$C$2];[.$O226];[$HTML.$D$2];[.$D226];[$HTML.$E$2])" office:value-type="string" office:string-value="&lt;div class=&quot;container-card&quot; id=&quot;side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16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16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;[.$D227];[$HTML.$E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7];[$HTML.$B$2];[.$B227];[$HTML.$C$2];[.$O227];[$HTML.$D$2];[.$D227];[$HTML.$E$2])" office:value-type="string" office:string-value="&lt;div class=&quot;container-card&quot; id=&quot;side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16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16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;[.$D228];[$HTML.$E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8];[$HTML.$B$2];[.$B228];[$HTML.$C$2];[.$O228];[$HTML.$D$2];[.$D228];[$HTML.$E$2])" office:value-type="string" office:string-value="&lt;div class=&quot;container-card&quot; id=&quot;side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16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16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;[.$D229];[$HTML.$E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9];[$HTML.$B$2];[.$B229];[$HTML.$C$2];[.$O229];[$HTML.$D$2];[.$D229];[$HTML.$E$2])" office:value-type="string" office:string-value="&lt;div class=&quot;container-card&quot; id=&quot;side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16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16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;[.$D230];[$HTML.$E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0];[$HTML.$B$2];[.$B230];[$HTML.$C$2];[.$O230];[$HTML.$D$2];[.$D230];[$HTML.$E$2])" office:value-type="string" office:string-value="&lt;div class=&quot;container-card&quot; id=&quot;side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1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1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;[.$D231];[$HTML.$E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1];[$HTML.$B$2];[.$B231];[$HTML.$C$2];[.$O231];[$HTML.$D$2];[.$D231];[$HTML.$E$2])" office:value-type="string" office:string-value="&lt;div class=&quot;container-card&quot; id=&quot;side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1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1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;[.$D232];[$HTML.$E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2];[$HTML.$B$2];[.$B232];[$HTML.$C$2];[.$O232];[$HTML.$D$2];[.$D232];[$HTML.$E$2])" office:value-type="string" office:string-value="&lt;div class=&quot;container-card&quot; id=&quot;side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2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2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;[.$D233];[$HTML.$E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3];[$HTML.$B$2];[.$B233];[$HTML.$C$2];[.$O233];[$HTML.$D$2];[.$D233];[$HTML.$E$2])" office:value-type="string" office:string-value="&lt;div class=&quot;container-card&quot; id=&quot;side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2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2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;[.$D234];[$HTML.$E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4];[$HTML.$B$2];[.$B234];[$HTML.$C$2];[.$O234];[$HTML.$D$2];[.$D234];[$HTML.$E$2])" office:value-type="string" office:string-value="&lt;div class=&quot;container-card&quot; id=&quot;side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4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4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;[.$D235];[$HTML.$E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5];[$HTML.$B$2];[.$B235];[$HTML.$C$2];[.$O235];[$HTML.$D$2];[.$D235];[$HTML.$E$2])" office:value-type="string" office:string-value="&lt;div class=&quot;container-card&quot; id=&quot;side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4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4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;[.$D236];[$HTML.$E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6];[$HTML.$B$2];[.$B236];[$HTML.$C$2];[.$O236];[$HTML.$D$2];[.$D236];[$HTML.$E$2])" office:value-type="string" office:string-value="&lt;div class=&quot;container-card&quot; id=&quot;side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8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8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;[.$D237];[$HTML.$E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7];[$HTML.$B$2];[.$B237];[$HTML.$C$2];[.$O237];[$HTML.$D$2];[.$D237];[$HTML.$E$2])" office:value-type="string" office:string-value="&lt;div class=&quot;container-card&quot; id=&quot;side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8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8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;[.$D238];[$HTML.$E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8];[$HTML.$B$2];[.$B238];[$HTML.$C$2];[.$O238];[$HTML.$D$2];[.$D238];[$HTML.$E$2])" office:value-type="string" office:string-value="&lt;div class=&quot;container-card&quot; id=&quot;side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16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16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;[.$D239];[$HTML.$E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9];[$HTML.$B$2];[.$B239];[$HTML.$C$2];[.$O239];[$HTML.$D$2];[.$D239];[$HTML.$E$2])" office:value-type="string" office:string-value="&lt;div class=&quot;container-card&quot; id=&quot;side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16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16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;[.$D240];[$HTML.$E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0];[$HTML.$B$2];[.$B240];[$HTML.$C$2];[.$O240];[$HTML.$D$2];[.$D240];[$HTML.$E$2])" office:value-type="string" office:string-value="&lt;div class=&quot;container-card&quot; id=&quot;side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1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1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;[.$D241];[$HTML.$E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1];[$HTML.$B$2];[.$B241];[$HTML.$C$2];[.$O241];[$HTML.$D$2];[.$D241];[$HTML.$E$2])" office:value-type="string" office:string-value="&lt;div class=&quot;container-card&quot; id=&quot;side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1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1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;[.$D242];[$HTML.$E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2];[$HTML.$B$2];[.$B242];[$HTML.$C$2];[.$O242];[$HTML.$D$2];[.$D242];[$HTML.$E$2])" office:value-type="string" office:string-value="&lt;div class=&quot;container-card&quot; id=&quot;side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1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1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;[.$D243];[$HTML.$E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3];[$HTML.$B$2];[.$B243];[$HTML.$C$2];[.$O243];[$HTML.$D$2];[.$D243];[$HTML.$E$2])" office:value-type="string" office:string-value="&lt;div class=&quot;container-card&quot; id=&quot;side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1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1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;[.$D244];[$HTML.$E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4];[$HTML.$B$2];[.$B244];[$HTML.$C$2];[.$O244];[$HTML.$D$2];[.$D244];[$HTML.$E$2])" office:value-type="string" office:string-value="&lt;div class=&quot;container-card&quot; id=&quot;side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1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1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;[.$D245];[$HTML.$E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5];[$HTML.$B$2];[.$B245];[$HTML.$C$2];[.$O245];[$HTML.$D$2];[.$D245];[$HTML.$E$2])" office:value-type="string" office:string-value="&lt;div class=&quot;container-card&quot; id=&quot;side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1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1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;[.$D246];[$HTML.$E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6];[$HTML.$B$2];[.$B246];[$HTML.$C$2];[.$O246];[$HTML.$D$2];[.$D246];[$HTML.$E$2])" office:value-type="string" office:string-value="&lt;div class=&quot;container-card&quot; id=&quot;side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1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1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;[.$D247];[$HTML.$E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7];[$HTML.$B$2];[.$B247];[$HTML.$C$2];[.$O247];[$HTML.$D$2];[.$D247];[$HTML.$E$2])" office:value-type="string" office:string-value="&lt;div class=&quot;container-card&quot; id=&quot;side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1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1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;[.$D248];[$HTML.$E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8];[$HTML.$B$2];[.$B248];[$HTML.$C$2];[.$O248];[$HTML.$D$2];[.$D248];[$HTML.$E$2])" office:value-type="string" office:string-value="&lt;div class=&quot;container-card&quot; id=&quot;side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2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2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;[.$D249];[$HTML.$E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9];[$HTML.$B$2];[.$B249];[$HTML.$C$2];[.$O249];[$HTML.$D$2];[.$D249];[$HTML.$E$2])" office:value-type="string" office:string-value="&lt;div class=&quot;container-card&quot; id=&quot;side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2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2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;[.$D250];[$HTML.$E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0];[$HTML.$B$2];[.$B250];[$HTML.$C$2];[.$O250];[$HTML.$D$2];[.$D250];[$HTML.$E$2])" office:value-type="string" office:string-value="&lt;div class=&quot;container-card&quot; id=&quot;side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2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2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;[.$D251];[$HTML.$E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1];[$HTML.$B$2];[.$B251];[$HTML.$C$2];[.$O251];[$HTML.$D$2];[.$D251];[$HTML.$E$2])" office:value-type="string" office:string-value="&lt;div class=&quot;container-card&quot; id=&quot;side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2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2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;[.$D252];[$HTML.$E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2];[$HTML.$B$2];[.$B252];[$HTML.$C$2];[.$O252];[$HTML.$D$2];[.$D252];[$HTML.$E$2])" office:value-type="string" office:string-value="&lt;div class=&quot;container-card&quot; id=&quot;side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2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2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;[.$D253];[$HTML.$E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3];[$HTML.$B$2];[.$B253];[$HTML.$C$2];[.$O253];[$HTML.$D$2];[.$D253];[$HTML.$E$2])" office:value-type="string" office:string-value="&lt;div class=&quot;container-card&quot; id=&quot;side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2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2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;[.$D254];[$HTML.$E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4];[$HTML.$B$2];[.$B254];[$HTML.$C$2];[.$O254];[$HTML.$D$2];[.$D254];[$HTML.$E$2])" office:value-type="string" office:string-value="&lt;div class=&quot;container-card&quot; id=&quot;side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2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2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;[.$D255];[$HTML.$E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5];[$HTML.$B$2];[.$B255];[$HTML.$C$2];[.$O255];[$HTML.$D$2];[.$D255];[$HTML.$E$2])" office:value-type="string" office:string-value="&lt;div class=&quot;container-card&quot; id=&quot;side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2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2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;[.$D256];[$HTML.$E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6];[$HTML.$B$2];[.$B256];[$HTML.$C$2];[.$O256];[$HTML.$D$2];[.$D256];[$HTML.$E$2])" office:value-type="string" office:string-value="&lt;div class=&quot;container-card&quot; id=&quot;side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4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4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;[.$D257];[$HTML.$E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7];[$HTML.$B$2];[.$B257];[$HTML.$C$2];[.$O257];[$HTML.$D$2];[.$D257];[$HTML.$E$2])" office:value-type="string" office:string-value="&lt;div class=&quot;container-card&quot; id=&quot;side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4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4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;[.$D258];[$HTML.$E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8];[$HTML.$B$2];[.$B258];[$HTML.$C$2];[.$O258];[$HTML.$D$2];[.$D258];[$HTML.$E$2])" office:value-type="string" office:string-value="&lt;div class=&quot;container-card&quot; id=&quot;side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4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4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;[.$D259];[$HTML.$E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9];[$HTML.$B$2];[.$B259];[$HTML.$C$2];[.$O259];[$HTML.$D$2];[.$D259];[$HTML.$E$2])" office:value-type="string" office:string-value="&lt;div class=&quot;container-card&quot; id=&quot;side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4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4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;[.$D260];[$HTML.$E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0];[$HTML.$B$2];[.$B260];[$HTML.$C$2];[.$O260];[$HTML.$D$2];[.$D260];[$HTML.$E$2])" office:value-type="string" office:string-value="&lt;div class=&quot;container-card&quot; id=&quot;side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4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4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;[.$D261];[$HTML.$E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1];[$HTML.$B$2];[.$B261];[$HTML.$C$2];[.$O261];[$HTML.$D$2];[.$D261];[$HTML.$E$2])" office:value-type="string" office:string-value="&lt;div class=&quot;container-card&quot; id=&quot;side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4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4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;[.$D262];[$HTML.$E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2];[$HTML.$B$2];[.$B262];[$HTML.$C$2];[.$O262];[$HTML.$D$2];[.$D262];[$HTML.$E$2])" office:value-type="string" office:string-value="&lt;div class=&quot;container-card&quot; id=&quot;side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4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4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;[.$D263];[$HTML.$E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3];[$HTML.$B$2];[.$B263];[$HTML.$C$2];[.$O263];[$HTML.$D$2];[.$D263];[$HTML.$E$2])" office:value-type="string" office:string-value="&lt;div class=&quot;container-card&quot; id=&quot;side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4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4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;[.$D264];[$HTML.$E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4];[$HTML.$B$2];[.$B264];[$HTML.$C$2];[.$O264];[$HTML.$D$2];[.$D264];[$HTML.$E$2])" office:value-type="string" office:string-value="&lt;div class=&quot;container-card&quot; id=&quot;side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8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8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;[.$D265];[$HTML.$E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5];[$HTML.$B$2];[.$B265];[$HTML.$C$2];[.$O265];[$HTML.$D$2];[.$D265];[$HTML.$E$2])" office:value-type="string" office:string-value="&lt;div class=&quot;container-card&quot; id=&quot;side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8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8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;[.$D266];[$HTML.$E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6];[$HTML.$B$2];[.$B266];[$HTML.$C$2];[.$O266];[$HTML.$D$2];[.$D266];[$HTML.$E$2])" office:value-type="string" office:string-value="&lt;div class=&quot;container-card&quot; id=&quot;side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8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8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;[.$D267];[$HTML.$E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7];[$HTML.$B$2];[.$B267];[$HTML.$C$2];[.$O267];[$HTML.$D$2];[.$D267];[$HTML.$E$2])" office:value-type="string" office:string-value="&lt;div class=&quot;container-card&quot; id=&quot;side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8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8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;[.$D268];[$HTML.$E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8];[$HTML.$B$2];[.$B268];[$HTML.$C$2];[.$O268];[$HTML.$D$2];[.$D268];[$HTML.$E$2])" office:value-type="string" office:string-value="&lt;div class=&quot;container-card&quot; id=&quot;side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8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8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;[.$D269];[$HTML.$E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9];[$HTML.$B$2];[.$B269];[$HTML.$C$2];[.$O269];[$HTML.$D$2];[.$D269];[$HTML.$E$2])" office:value-type="string" office:string-value="&lt;div class=&quot;container-card&quot; id=&quot;side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8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8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;[.$D270];[$HTML.$E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0];[$HTML.$B$2];[.$B270];[$HTML.$C$2];[.$O270];[$HTML.$D$2];[.$D270];[$HTML.$E$2])" office:value-type="string" office:string-value="&lt;div class=&quot;container-card&quot; id=&quot;side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8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8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;[.$D271];[$HTML.$E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1];[$HTML.$B$2];[.$B271];[$HTML.$C$2];[.$O271];[$HTML.$D$2];[.$D271];[$HTML.$E$2])" office:value-type="string" office:string-value="&lt;div class=&quot;container-card&quot; id=&quot;side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8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8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;[.$D272];[$HTML.$E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2];[$HTML.$B$2];[.$B272];[$HTML.$C$2];[.$O272];[$HTML.$D$2];[.$D272];[$HTML.$E$2])" office:value-type="string" office:string-value="&lt;div class=&quot;container-card&quot; id=&quot;side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16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16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;[.$D273];[$HTML.$E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3];[$HTML.$B$2];[.$B273];[$HTML.$C$2];[.$O273];[$HTML.$D$2];[.$D273];[$HTML.$E$2])" office:value-type="string" office:string-value="&lt;div class=&quot;container-card&quot; id=&quot;side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16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16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;[.$D274];[$HTML.$E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4];[$HTML.$B$2];[.$B274];[$HTML.$C$2];[.$O274];[$HTML.$D$2];[.$D274];[$HTML.$E$2])" office:value-type="string" office:string-value="&lt;div class=&quot;container-card&quot; id=&quot;side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16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16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;[.$D275];[$HTML.$E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5];[$HTML.$B$2];[.$B275];[$HTML.$C$2];[.$O275];[$HTML.$D$2];[.$D275];[$HTML.$E$2])" office:value-type="string" office:string-value="&lt;div class=&quot;container-card&quot; id=&quot;side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16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16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;[.$D276];[$HTML.$E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6];[$HTML.$B$2];[.$B276];[$HTML.$C$2];[.$O276];[$HTML.$D$2];[.$D276];[$HTML.$E$2])" office:value-type="string" office:string-value="&lt;div class=&quot;container-card&quot; id=&quot;side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16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16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;[.$D277];[$HTML.$E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7];[$HTML.$B$2];[.$B277];[$HTML.$C$2];[.$O277];[$HTML.$D$2];[.$D277];[$HTML.$E$2])" office:value-type="string" office:string-value="&lt;div class=&quot;container-card&quot; id=&quot;side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16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16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;[.$D278];[$HTML.$E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8];[$HTML.$B$2];[.$B278];[$HTML.$C$2];[.$O278];[$HTML.$D$2];[.$D278];[$HTML.$E$2])" office:value-type="string" office:string-value="&lt;div class=&quot;container-card&quot; id=&quot;side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16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16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;[.$D279];[$HTML.$E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9];[$HTML.$B$2];[.$B279];[$HTML.$C$2];[.$O279];[$HTML.$D$2];[.$D279];[$HTML.$E$2])" office:value-type="string" office:string-value="&lt;div class=&quot;container-card&quot; id=&quot;side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16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16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;[.$D280];[$HTML.$E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0];[$HTML.$B$2];[.$B280];[$HTML.$C$2];[.$O280];[$HTML.$D$2];[.$D280];[$HTML.$E$2])" office:value-type="string" office:string-value="&lt;div class=&quot;container-card&quot; id=&quot;side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1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1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;[.$D281];[$HTML.$E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1];[$HTML.$B$2];[.$B281];[$HTML.$C$2];[.$O281];[$HTML.$D$2];[.$D281];[$HTML.$E$2])" office:value-type="string" office:string-value="&lt;div class=&quot;container-card&quot; id=&quot;side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1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1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;[.$D282];[$HTML.$E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2];[$HTML.$B$2];[.$B282];[$HTML.$C$2];[.$O282];[$HTML.$D$2];[.$D282];[$HTML.$E$2])" office:value-type="string" office:string-value="&lt;div class=&quot;container-card&quot; id=&quot;side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2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2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;[.$D283];[$HTML.$E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3];[$HTML.$B$2];[.$B283];[$HTML.$C$2];[.$O283];[$HTML.$D$2];[.$D283];[$HTML.$E$2])" office:value-type="string" office:string-value="&lt;div class=&quot;container-card&quot; id=&quot;side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2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2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;[.$D284];[$HTML.$E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4];[$HTML.$B$2];[.$B284];[$HTML.$C$2];[.$O284];[$HTML.$D$2];[.$D284];[$HTML.$E$2])" office:value-type="string" office:string-value="&lt;div class=&quot;container-card&quot; id=&quot;side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4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4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;[.$D285];[$HTML.$E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5];[$HTML.$B$2];[.$B285];[$HTML.$C$2];[.$O285];[$HTML.$D$2];[.$D285];[$HTML.$E$2])" office:value-type="string" office:string-value="&lt;div class=&quot;container-card&quot; id=&quot;side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4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4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;[.$D286];[$HTML.$E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6];[$HTML.$B$2];[.$B286];[$HTML.$C$2];[.$O286];[$HTML.$D$2];[.$D286];[$HTML.$E$2])" office:value-type="string" office:string-value="&lt;div class=&quot;container-card&quot; id=&quot;side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8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8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;[.$D287];[$HTML.$E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7];[$HTML.$B$2];[.$B287];[$HTML.$C$2];[.$O287];[$HTML.$D$2];[.$D287];[$HTML.$E$2])" office:value-type="string" office:string-value="&lt;div class=&quot;container-card&quot; id=&quot;side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8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8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;[.$D288];[$HTML.$E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8];[$HTML.$B$2];[.$B288];[$HTML.$C$2];[.$O288];[$HTML.$D$2];[.$D288];[$HTML.$E$2])" office:value-type="string" office:string-value="&lt;div class=&quot;container-card&quot; id=&quot;side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16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16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;[.$D289];[$HTML.$E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9];[$HTML.$B$2];[.$B289];[$HTML.$C$2];[.$O289];[$HTML.$D$2];[.$D289];[$HTML.$E$2])" office:value-type="string" office:string-value="&lt;div class=&quot;container-card&quot; id=&quot;side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16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16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;[.$D290];[$HTML.$E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0];[$HTML.$B$2];[.$B290];[$HTML.$C$2];[.$O290];[$HTML.$D$2];[.$D290];[$HTML.$E$2])" office:value-type="string" office:string-value="&lt;div class=&quot;container-card&quot; id=&quot;side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1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1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;[.$D291];[$HTML.$E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1];[$HTML.$B$2];[.$B291];[$HTML.$C$2];[.$O291];[$HTML.$D$2];[.$D291];[$HTML.$E$2])" office:value-type="string" office:string-value="&lt;div class=&quot;container-card&quot; id=&quot;side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1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1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;[.$D292];[$HTML.$E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2];[$HTML.$B$2];[.$B292];[$HTML.$C$2];[.$O292];[$HTML.$D$2];[.$D292];[$HTML.$E$2])" office:value-type="string" office:string-value="&lt;div class=&quot;container-card&quot; id=&quot;side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2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2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;[.$D293];[$HTML.$E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3];[$HTML.$B$2];[.$B293];[$HTML.$C$2];[.$O293];[$HTML.$D$2];[.$D293];[$HTML.$E$2])" office:value-type="string" office:string-value="&lt;div class=&quot;container-card&quot; id=&quot;side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2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2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;[.$D294];[$HTML.$E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4];[$HTML.$B$2];[.$B294];[$HTML.$C$2];[.$O294];[$HTML.$D$2];[.$D294];[$HTML.$E$2])" office:value-type="string" office:string-value="&lt;div class=&quot;container-card&quot; id=&quot;side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4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4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;[.$D295];[$HTML.$E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5];[$HTML.$B$2];[.$B295];[$HTML.$C$2];[.$O295];[$HTML.$D$2];[.$D295];[$HTML.$E$2])" office:value-type="string" office:string-value="&lt;div class=&quot;container-card&quot; id=&quot;side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4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4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;[.$D296];[$HTML.$E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6];[$HTML.$B$2];[.$B296];[$HTML.$C$2];[.$O296];[$HTML.$D$2];[.$D296];[$HTML.$E$2])" office:value-type="string" office:string-value="&lt;div class=&quot;container-card&quot; id=&quot;side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8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8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;[.$D297];[$HTML.$E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7];[$HTML.$B$2];[.$B297];[$HTML.$C$2];[.$O297];[$HTML.$D$2];[.$D297];[$HTML.$E$2])" office:value-type="string" office:string-value="&lt;div class=&quot;container-card&quot; id=&quot;side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8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8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;[.$D298];[$HTML.$E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8];[$HTML.$B$2];[.$B298];[$HTML.$C$2];[.$O298];[$HTML.$D$2];[.$D298];[$HTML.$E$2])" office:value-type="string" office:string-value="&lt;div class=&quot;container-card&quot; id=&quot;side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16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16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;[.$D299];[$HTML.$E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9];[$HTML.$B$2];[.$B299];[$HTML.$C$2];[.$O299];[$HTML.$D$2];[.$D299];[$HTML.$E$2])" office:value-type="string" office:string-value="&lt;div class=&quot;container-card&quot; id=&quot;side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16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16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;[.$D300];[$HTML.$E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0];[$HTML.$B$2];[.$B300];[$HTML.$C$2];[.$O300];[$HTML.$D$2];[.$D300];[$HTML.$E$2])" office:value-type="string" office:string-value="&lt;div class=&quot;container-card&quot; id=&quot;side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1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1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;[.$D301];[$HTML.$E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1];[$HTML.$B$2];[.$B301];[$HTML.$C$2];[.$O301];[$HTML.$D$2];[.$D301];[$HTML.$E$2])" office:value-type="string" office:string-value="&lt;div class=&quot;container-card&quot; id=&quot;side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2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2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;[.$D302];[$HTML.$E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2];[$HTML.$B$2];[.$B302];[$HTML.$C$2];[.$O302];[$HTML.$D$2];[.$D302];[$HTML.$E$2])" office:value-type="string" office:string-value="&lt;div class=&quot;container-card&quot; id=&quot;side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4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4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;[.$D303];[$HTML.$E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3];[$HTML.$B$2];[.$B303];[$HTML.$C$2];[.$O303];[$HTML.$D$2];[.$D303];[$HTML.$E$2])" office:value-type="string" office:string-value="&lt;div class=&quot;container-card&quot; id=&quot;side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8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8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;[.$D304];[$HTML.$E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4];[$HTML.$B$2];[.$B304];[$HTML.$C$2];[.$O304];[$HTML.$D$2];[.$D304];[$HTML.$E$2])" office:value-type="string" office:string-value="&lt;div class=&quot;container-card&quot; id=&quot;side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16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16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;[.$D305];[$HTML.$E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5];[$HTML.$B$2];[.$B305];[$HTML.$C$2];[.$O305];[$HTML.$D$2];[.$D305];[$HTML.$E$2])" office:value-type="string" office:string-value="&lt;div class=&quot;container-card&quot; id=&quot;side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16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16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;[.$D306];[$HTML.$E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6];[$HTML.$B$2];[.$B306];[$HTML.$C$2];[.$O306];[$HTML.$D$2];[.$D306];[$HTML.$E$2])" office:value-type="string" office:string-value="&lt;div class=&quot;container-card&quot; id=&quot;side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64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64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;[.$D307];[$HTML.$E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7];[$HTML.$B$2];[.$B307];[$HTML.$C$2];[.$O307];[$HTML.$D$2];[.$D307];[$HTML.$E$2])" office:value-type="string" office:string-value="&lt;div class=&quot;container-card&quot; id=&quot;side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64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64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;[.$D308];[$HTML.$E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8];[$HTML.$B$2];[.$B308];[$HTML.$C$2];[.$O308];[$HTML.$D$2];[.$D308];[$HTML.$E$2])" office:value-type="string" office:string-value="&lt;div class=&quot;container-card&quot; id=&quot;side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64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64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;[.$D309];[$HTML.$E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9];[$HTML.$B$2];[.$B309];[$HTML.$C$2];[.$O309];[$HTML.$D$2];[.$D309];[$HTML.$E$2])" office:value-type="string" office:string-value="&lt;div class=&quot;container-card&quot; id=&quot;side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64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64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1" table:default-cell-style-name="ce6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6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3"/>
          <table:table-cell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19:37:23.84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19:37:51.226000000</dc:date>
    <meta:editing-duration>PT7H6M28S</meta:editing-duration>
    <meta:editing-cycles>248</meta:editing-cycles>
    <meta:generator>LibreOffice/7.5.3.2$Windows_X86_64 LibreOffice_project/9f56dff12ba03b9acd7730a5a481eea045e468f3</meta:generator>
    <meta:document-statistic meta:table-count="7" meta:cell-count="5640" meta:object-count="0"/>
  </office:meta>
</office:document-meta>
</file>